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fo:font-weight="bold" officeooo:paragraph-rsid="000c4d51" style:font-weight-asian="bold" style:font-weight-complex="bold"/>
    </style:style>
    <style:style style:name="P3" style:family="paragraph" style:parent-style-name="Text_20_body">
      <style:text-properties officeooo:rsid="0020c7a7" officeooo:paragraph-rsid="000e757a"/>
    </style:style>
    <style:style style:name="P4" style:family="paragraph" style:parent-style-name="Text_20_body">
      <style:text-properties officeooo:rsid="000e757a" officeooo:paragraph-rsid="000e757a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 style:list-style-name="L1">
      <style:text-properties officeooo:rsid="000c4d51" officeooo:paragraph-rsid="000c4d51"/>
    </style:style>
    <style:style style:name="P7" style:family="paragraph" style:parent-style-name="Text_20_body" style:list-style-name="L1">
      <style:text-properties officeooo:rsid="000c4d51" officeooo:paragraph-rsid="000fe01b"/>
    </style:style>
    <style:style style:name="P8" style:family="paragraph" style:parent-style-name="Text_20_body">
      <style:text-properties officeooo:rsid="000f2476" officeooo:paragraph-rsid="000fe01b"/>
    </style:style>
    <style:style style:name="P9" style:family="paragraph" style:parent-style-name="Text_20_body" style:list-style-name="L1">
      <style:text-properties officeooo:rsid="000f2476" officeooo:paragraph-rsid="000c4d51"/>
    </style:style>
    <style:style style:name="P10" style:family="paragraph" style:parent-style-name="Text_20_body" style:list-style-name="L1">
      <style:text-properties officeooo:rsid="000f2476" officeooo:paragraph-rsid="000f2476"/>
    </style:style>
    <style:style style:name="P11" style:family="paragraph" style:parent-style-name="Text_20_body" style:list-style-name="L1">
      <style:text-properties officeooo:rsid="000e872d" officeooo:paragraph-rsid="000c4d51"/>
    </style:style>
    <style:style style:name="P12" style:family="paragraph" style:parent-style-name="Text_20_body" style:list-style-name="L1">
      <style:text-properties officeooo:rsid="000fe01b" officeooo:paragraph-rsid="000fe01b"/>
    </style:style>
    <style:style style:name="P13" style:family="paragraph" style:parent-style-name="Text_20_body" style:list-style-name="L1">
      <style:text-properties officeooo:rsid="0010af9c" officeooo:paragraph-rsid="000fe01b"/>
    </style:style>
    <style:style style:name="P14" style:family="paragraph" style:parent-style-name="Text_20_body">
      <style:paragraph-properties fo:text-align="center" style:justify-single-word="false"/>
      <style:text-properties fo:font-style="normal" fo:font-weight="normal" officeooo:rsid="003455e1" officeooo:paragraph-rsid="0016b069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0c4d51"/>
    </style:style>
    <style:style style:name="P16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2476" officeooo:paragraph-rsid="000f24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2ff7"/>
    </style:style>
    <style:style style:name="T10" style:family="text">
      <style:text-properties officeooo:rsid="00104e66"/>
    </style:style>
    <style:style style:name="T11" style:family="text">
      <style:text-properties officeooo:rsid="00114eae"/>
    </style:style>
    <style:style style:name="T12" style:family="text">
      <style:text-properties officeooo:rsid="00133e72"/>
    </style:style>
    <style:style style:name="T13" style:family="text">
      <style:text-properties officeooo:rsid="0014b3f6"/>
    </style:style>
    <style:style style:name="T14" style:family="text">
      <style:text-properties officeooo:rsid="0016b0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2">Nome scenario:</text:p>
          </table:table-cell>
          <table:table-cell table:style-name="Tabella9.B1" office:value-type="string">
            <text:p text:style-name="P3"><text:span text:style-name="T6">Visualizza categoria </text:span><text:span text:style-name="T9">Personale ad</text:span><text:span text:style-name="T11">d</text:span><text:span text:style-name="T9">etto</text:span><text:span text:style-name="T8">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2">Istanza degli attori partecipanti</text:p>
          </table:table-cell>
          <table:table-cell table:style-name="Tabella9.B2" office:value-type="string">
            <text:p text:style-name="P4">Giulio: <text:s/><text:span text:style-name="T14">Direttore</text:span>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list xml:id="list32317623" text:style-name="L1">
              <text:list-item>
                <text:p text:style-name="P6"><text:span text:style-name="T2">Giulio è nella sua area personale del sistema <text:s/>'</text:span><text:span text:style-name="T14">Direttore</text:span><text:span text:style-name="T2">' per </text:span><text:span text:style-name="T3">visualizzare, </text:span><text:span text:style-name="T12">in seguito ad una revisione del personale docenti,se</text:span><text:span text:style-name="T7"> </text:span><text:span text:style-name="T10">Luca</text:span><text:span text:style-name="T7"> </text:span><text:span text:style-name="T10">Amato </text:span><text:span text:style-name="T12">è stato aggiunto alla lista degli Insegnanti</text:span></text:p>
                <text:p text:style-name="P9"/>
              </text:list-item>
              <text:list-item>
                <text:p text:style-name="P6"><text:span text:style-name="T14">Giulio s</text:span><text:span text:style-name="T2">eleziona</text:span><text:span text:style-name="T7"> </text:span><text:span text:style-name="T14">Ricerca Avanzata da </text:span><text:span text:style-name="T10">Gestione personale</text:span></text:p>
                <text:p text:style-name="P11"/>
              </text:list-item>
              <text:list-item>
                <text:p text:style-name="P15"><text:span text:style-name="T14">Il sistema</text:span><text:span text:style-name="T2"> mostra l'interfaccia richiesta </text:span><text:span text:style-name="T3">da Giulio</text:span></text:p>
                <text:p text:style-name="P9"/>
              </text:list-item>
              <text:list-item>
                <text:p text:style-name="P6"><text:span text:style-name="T2">Giulio scrive il nome “</text:span><text:span text:style-name="T10">Luca Amato</text:span><text:span text:style-name="T2">” all'interno de</text:span><text:span text:style-name="T14">i campi nome e cognome ed avvia la ricerca.</text:span></text:p>
                <text:p text:style-name="P10"/>
              </text:list-item>
              <text:list-item>
                <text:p text:style-name="P16"><text:span text:style-name="T14">Il sistema</text:span> elabora le informazione ricevute e visualizza una lista ordinata con le relative informazioni<text:span text:style-name="T4"> </text:span></text:p>
                <text:p text:style-name="P12"/>
              </text:list-item>
              <text:list-item>
                <text:p text:style-name="P7"><text:span text:style-name="T4">Visualizza la scritta '</text:span><text:span text:style-name="T10">INSEGNATE</text:span><text:span text:style-name="T4">', </text:span><text:span text:style-name="T14">nel campo Categoria,</text:span><text:span text:style-name="T4"> </text:span><text:span text:style-name="T5">nel riquadro relativo a </text:span><text:span text:style-name="T7">Antoni</text:span><text:span text:style-name="T8">a</text:span><text:span text:style-name="T7"> Somma</text:span></text:p>
                <text:p text:style-name="P13"/>
              </text:list-item>
              <text:list-item>
                <text:p text:style-name="P7"><text:span text:style-name="T4">Giulio esce dalla propria </text:span><text:span text:style-name="T14">area</text:span><text:span text:style-name="T4"> '</text:span><text:span text:style-name="T14">Direttore</text:span><text:span text:style-name="T4">'</text:span><text:span text:style-name="T3"> </text:span></text:p>
              </text:list-item>
            </text:list>
            <text:p text:style-name="P8"/>
          </table:table-cell>
        </table:table-row>
      </table:table>
      <text:p text:style-name="P14"><text:span text:style-name="T14">SC_A_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13M15S</meta:editing-duration>
    <meta:editing-cycles>10</meta:editing-cycles>
    <meta:generator>LibreOffice/3.6$Windows_x86 LibreOffice_project/da8c1e6-fd468f4-454e206-f42a4a9-143cfd</meta:generator>
    <dc:date>2012-10-23T12:25:53.99</dc:date>
    <meta:document-statistic meta:table-count="1" meta:image-count="0" meta:object-count="0" meta:page-count="1" meta:paragraph-count="13" meta:word-count="118" meta:character-count="788" meta:non-whitespace-character-count="684"/>
  </office:meta>
</office:document-meta>
</file>